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 På Dagen</text:p>
      <text:p text:style-name="Standard">Det er tidligt om morgenen. Der er et barn der skal forberedes på at begynde dagen. </text:p>
      <text:p text:style-name="Standard">- Lav venligst en sammensætning af pictogrammer der viser at barnet skal <text:s/>børste tænder, gå i bad, <text:s/>og afspil den sætning.</text:p>
      <text:p text:style-name="Standard"/>
      <text:p text:style-name="P1">Organisering</text:p>
      <text:p text:style-name="Standard">Du føler at den generalle kategori er for rodet, og vil oprette en ny kategori som barnet skal bruge til at udtrykke behov. </text:p>
      <text:p text:style-name="Standard">- Opret en ny kategori.</text:p>
      <text:p text:style-name="Standard">- Flyt de tre pictogrammer ”Sulten”, ”Tørstig” og ”Søvnig” til den nye kategori.</text:p>
      <text:p text:style-name="Standard">- Giv denne kategori et passende billede.</text:p>
      <text:p text:style-name="Standard">- Giv derefter kategorien en behagelig grøn farve.</text:p>
      <text:list xml:id="list32340551" text:style-name="L1">
        <text:list-header>
          <text:p text:style-name="P2"/>
        </text:list-header>
      </text:list>
      <text:p text:style-name="P1">Tilpasning</text:p>
      <text:p text:style-name="Standard">Barnet som bruger systemet lige nu er glad for lilla. </text:p>
      <text:p text:style-name="Standard">- Tilpas ”Speechboardet” så kategorilisten får en lys, lilla farve, og giv sætningsbrættet en mørk, lilla farv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m  Arnold Thomsen</meta:initial-creator>
    <meta:creation-date>2012-05-20T12:43:49.89</meta:creation-date>
    <dc:date>2012-05-21T12:27:29.28</dc:date>
    <dc:creator>Rasmus Dalhoff-Jensen</dc:creator>
    <meta:editing-duration>PT18M33S</meta:editing-duration>
    <meta:editing-cycles>4</meta:editing-cycles>
    <meta:generator>OpenOffice.org/3.3$Win32 OpenOffice.org_project/330m20$Build-9567</meta:generator>
    <meta:printed-by>Rasmus Dalhoff-Jensen</meta:printed-by>
    <meta:print-date>2012-05-21T12:21:10.86</meta:print-date>
    <meta:document-statistic meta:table-count="0" meta:image-count="0" meta:object-count="0" meta:page-count="1" meta:paragraph-count="12" meta:word-count="129" meta:character-count="726"/>
  </office:meta>
</office:document-meta>
</file>